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營業<text:span text:style-name="T1">.</text:span><text:span text:style-name="T2">銷售人員的人事考績表</text:span><text:span text:style-name="T3">-B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4">表格</text:span><text:span text:style-name="T5">A</text:span><text:span text:style-name="T6">的評價分數統計</text:span><text:span text:style-name="T5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31"/>
          <table:table-cell table:style-name="ce15" office:value-type="string" calcext:value-type="string" table:number-columns-spanned="1" table:number-rows-spanned="2">
            <text:p>決定評價分數</text:p>
          </table:table-cell>
          <table:table-cell table:style-name="ce39" office:value-type="string" calcext:value-type="string" table:number-columns-spanned="2" table:number-rows-spanned="2">
            <text:p>              <text:span text:style-name="T4">分</text:span>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4"/>
          <table:covered-table-cell table:style-name="ce20"/>
          <table:covered-table-cell table:style-name="ce25"/>
          <table:covered-table-cell table:style-name="ce14"/>
          <table:covered-table-cell table:number-columns-repeated="2" table:style-name="ce39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7">   </text:span><text:span text:style-name="T6">主任或組長</text:span><text:span text:style-name="T5">   </text:span><text:span text:style-name="T6">判斷</text:span><text:span text:style-name="T5">    </text:span><text:span text:style-name="T6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7">   </text:span><text:span text:style-name="T6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7">          </text:span><text:span text:style-name="T6">調</text:span><text:span text:style-name="T5">      </text:span><text:span text:style-name="T6">整</text:span><text:span text:style-name="T5">   </text:span><text:span text:style-name="T6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1" office:value-type="string" calcext:value-type="string">
            <text:p>A.<text:span text:style-name="T4">特別優秀</text:span></text:p>
          </table:table-cell>
          <table:table-cell table:style-name="ce21" office:value-type="string" calcext:value-type="string">
            <text:p>B.<text:span text:style-name="T4">優秀</text:span></text:p>
          </table:table-cell>
          <table:table-cell table:style-name="ce21" office:value-type="string" calcext:value-type="string">
            <text:p>C.<text:span text:style-name="T4">普通</text:span></text:p>
          </table:table-cell>
          <table:table-cell table:style-name="ce21" office:value-type="string" calcext:value-type="string">
            <text:p>D.<text:span text:style-name="T4">需要努力</text:span></text:p>
          </table:table-cell>
          <table:table-cell table:style-name="ce21" office:value-type="string" calcext:value-type="string">
            <text:p>E.<text:span text:style-name="T4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2" office:value-type="string" calcext:value-type="string">
            <text:p>嚴守紀律</text:p>
          </table:table-cell>
          <table:table-cell table:style-name="ce22" office:value-type="string" calcext:value-type="string">
            <text:p>忠於職務</text:p>
          </table:table-cell>
          <table:table-cell table:style-name="ce22" office:value-type="string" calcext:value-type="string">
            <text:p>可信賴</text:p>
          </table:table-cell>
          <table:table-cell table:style-name="ce22" office:value-type="string" calcext:value-type="string">
            <text:p>希望再自我</text:p>
          </table:table-cell>
          <table:table-cell table:style-name="ce41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3" office:value-type="string" calcext:value-type="string">
            <text:p>積極地完成工作</text:p>
          </table:table-cell>
          <table:table-cell table:style-name="ce23" office:value-type="string" calcext:value-type="string">
            <text:p>有效率</text:p>
          </table:table-cell>
          <table:table-cell table:style-name="ce23" office:value-type="string" calcext:value-type="string">
            <text:p>但仍需更積極</text:p>
          </table:table-cell>
          <table:table-cell table:style-name="ce23" office:value-type="string" calcext:value-type="string">
            <text:p>革新與努力</text:p>
          </table:table-cell>
          <table:covered-table-cell table:style-name="ce42"/>
          <table:table-cell table:number-columns-repeated="1018"/>
        </table:table-row>
        <table:table-row table:style-name="ro3">
          <table:covered-table-cell table:style-name="ce9"/>
          <table:table-cell table:style-name="ce24" office:value-type="string" calcext:value-type="string">
            <text:p>是模範職員</text:p>
          </table:table-cell>
          <table:table-cell table:style-name="ce32" table:number-columns-repeated="3"/>
          <table:covered-table-cell table:style-name="ce43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15</text:span><text:span text:style-name="T6">分</text:span></text:p>
          </table:table-cell>
          <table:table-cell table:style-name="ce25" office:value-type="string" calcext:value-type="string">
            <text:p>15<text:span text:style-name="T4">分</text:span></text:p>
          </table:table-cell>
          <table:table-cell table:style-name="ce25" office:value-type="string" calcext:value-type="string">
            <text:p>14~12<text:span text:style-name="T4">分</text:span></text:p>
          </table:table-cell>
          <table:table-cell table:style-name="ce25" office:value-type="string" calcext:value-type="string">
            <text:p>11~9<text:span text:style-name="T4">分</text:span></text:p>
          </table:table-cell>
          <table:table-cell table:style-name="ce25" office:value-type="string" calcext:value-type="string">
            <text:p>8~6<text:span text:style-name="T4">分</text:span></text:p>
          </table:table-cell>
          <table:table-cell table:style-name="ce25" office:value-type="string" calcext:value-type="string">
            <text:p>5<text:span text:style-name="T4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10</text:span><text:span text:style-name="T6">分</text:span></text:p>
          </table:table-cell>
          <table:table-cell table:style-name="ce25" office:value-type="string" calcext:value-type="string">
            <text:p>10<text:span text:style-name="T4">分</text:span></text:p>
          </table:table-cell>
          <table:table-cell table:style-name="ce25" office:value-type="string" calcext:value-type="string">
            <text:p>9~8<text:span text:style-name="T4">分</text:span></text:p>
          </table:table-cell>
          <table:table-cell table:style-name="ce25" office:value-type="string" calcext:value-type="string">
            <text:p>7~6<text:span text:style-name="T4">分</text:span></text:p>
          </table:table-cell>
          <table:table-cell table:style-name="ce25" office:value-type="string" calcext:value-type="string">
            <text:p>5~4<text:span text:style-name="T4">分</text:span></text:p>
          </table:table-cell>
          <table:table-cell table:style-name="ce25" office:value-type="string" calcext:value-type="string">
            <text:p>3<text:span text:style-name="T4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5</text:span><text:span text:style-name="T6">分</text:span></text:p>
          </table:table-cell>
          <table:table-cell table:style-name="ce25" office:value-type="string" calcext:value-type="string">
            <text:p>5 <text:span text:style-name="T4">分</text:span></text:p>
          </table:table-cell>
          <table:table-cell table:style-name="ce25" office:value-type="string" calcext:value-type="string">
            <text:p>4<text:span text:style-name="T4">分</text:span></text:p>
          </table:table-cell>
          <table:table-cell table:style-name="ce25" office:value-type="string" calcext:value-type="string">
            <text:p>3<text:span text:style-name="T4">分</text:span></text:p>
          </table:table-cell>
          <table:table-cell table:style-name="ce25" office:value-type="string" calcext:value-type="string">
            <text:p>2<text:span text:style-name="T4">分</text:span></text:p>
          </table:table-cell>
          <table:table-cell table:style-name="ce25" office:value-type="string" calcext:value-type="string">
            <text:p>1<text:span text:style-name="T4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6"/>
          <table:table-cell table:style-name="ce33" office:value-type="string" calcext:value-type="string">
            <text:p>標準上班日數</text:p>
          </table:table-cell>
          <table:table-cell table:style-name="ce37" office:value-type="string" calcext:value-type="string">
            <text:p>日</text:p>
          </table:table-cell>
          <table:table-cell table:style-name="ce33" office:value-type="string" calcext:value-type="string">
            <text:p>記載事項</text:p>
          </table:table-cell>
          <table:table-cell table:style-name="ce33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缺席　　　<text:span text:style-name="T7">  (</text:span><text:span text:style-name="T6">事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5" office:value-type="string" calcext:value-type="string">
            <text:p>              (<text:span text:style-name="T4">病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7"/>
          <table:table-cell table:style-name="ce35" office:value-type="string" calcext:value-type="string">
            <text:p>            (<text:span text:style-name="T4">喪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7"/>
          <table:table-cell table:style-name="ce35" office:value-type="string" calcext:value-type="string">
            <text:p>            (<text:span text:style-name="T4">無故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7"/>
          <table:table-cell table:style-name="ce36" office:value-type="string" calcext:value-type="string">
            <text:p>早退</text:p>
          </table:table-cell>
          <table:table-cell table:style-name="ce38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7"/>
          <table:table-cell table:style-name="ce36" office:value-type="string" calcext:value-type="string">
            <text:p>遲到</text:p>
          </table:table-cell>
          <table:table-cell table:style-name="ce38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遲到早退缺席換算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6" office:value-type="string" calcext:value-type="string">
            <text:p>缺席總數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7"/>
          <table:table-cell table:style-name="ce34" office:value-type="string" calcext:value-type="string">
            <text:p>實際上班日數總計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4" table:style-name="ce28"/>
          <table:covered-table-cell table:style-name="ce44"/>
          <table:table-cell table:number-columns-repeated="1018"/>
        </table:table-row>
        <table:table-row table:style-name="ro3">
          <table:covered-table-cell table:style-name="ce17"/>
          <table:covered-table-cell table:number-columns-repeated="4" table:style-name="ce29"/>
          <table:covered-table-cell table:style-name="ce45"/>
          <table:table-cell table:number-columns-repeated="1018"/>
        </table:table-row>
        <table:table-row table:style-name="ro3">
          <table:covered-table-cell table:style-name="ce18"/>
          <table:covered-table-cell table:number-columns-repeated="4" table:style-name="ce30"/>
          <table:covered-table-cell table:style-name="ce46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41:54.2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date>2017-01-20T19:42:26.164000000</dc:date>
    <meta:print-date>2004-04-19T16:11:40</meta:print-date>
    <meta:generator>LibreOffice/5.1.1.3$Windows_x86 LibreOffice_project/89f508ef3ecebd2cfb8e1def0f0ba9a803b88a6d</meta:generator>
    <meta:editing-duration>PT31S</meta:editing-duration>
    <meta:editing-cycles>1</meta:editing-cycles>
    <meta:document-statistic meta:table-count="1" meta:cell-count="75" meta:object-count="0"/>
  </office:meta>
</office:document-meta>
</file>